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indent="1.251cm" style:auto-text-indent="false" style:writing-mode="page"/>
      <style:text-properties officeooo:rsid="0006a9bc" officeooo:paragraph-rsid="0007c9a9"/>
    </style:style>
    <style:style style:name="P2" style:family="paragraph" style:parent-style-name="Standard">
      <style:paragraph-properties fo:margin-left="0cm" fo:margin-right="0cm" fo:line-height="150%" fo:text-indent="1.251cm" style:auto-text-indent="false" style:writing-mode="page"/>
      <style:text-properties officeooo:rsid="0006a9bc" officeooo:paragraph-rsid="0006a9bc"/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page"/>
      <style:text-properties officeooo:rsid="000873fb" officeooo:paragraph-rsid="000873fb"/>
    </style:style>
    <style:style style:name="T1" style:family="text">
      <style:text-properties fo:language="en" fo:country="US" officeooo:rsid="000873fb"/>
    </style:style>
    <style:style style:name="T2" style:family="text">
      <style:text-properties fo:language="ru" fo:country="RU" officeooo:rsid="000873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ма: Экспериментальные исследования криптостойкости генераторов псевдослучайных последовательностей и тестов для их проверки </text:p>
      <text:p text:style-name="P2"/>
      <text:p text:style-name="P2">Коллектив<text:span text:style-name="T2">:</text:span><text:tab/></text:p>
      <text:p text:style-name="P2">Студент ФИТ Липаткин Артем Евгеньевич, lipatkin96@gmail.com, программист НГУ ФИТ, кафедра компьютерных систем 4 курс, группа 14201 </text:p>
      <text:p text:style-name="P2"/>
      <text:p text:style-name="P3">1) Постановка задачи</text:p>
      <text:p text:style-name="P3">Даны ГПСЧ (генераторы псевдослучайных чисел). Для многих из них не только не доказаны свойства к</text:p>
      <text:p text:style-name="P2"/>
      <text:p text:style-name="P2">Описание работы, включая научное содержание</text:p>
      <text:p text:style-name="P2">Приведите описание работы: <text:tab/></text:p>
      <text:p text:style-name="P2"/>
      <text:p text:style-name="P2">Постановка задачи: проверить тесты для генераторов псевдослучайных последовательностей на "случайность"</text:p>
      <text:p text:style-name="P2">Организационные вопросы, включая необходимые ресурсы</text:p>
      <text:p text:style-name="P2">Ответьте на организационные вопросы: вычислительные ресурсы будет производиться распараллеливание выполняемых программ java 1.8 c++, mpi, OpenMP 16гб 32 ядра</text:p>
      <text:p text:style-name="P2">Дата окончания доступа</text:p>
      <text:p text:style-name="P2">Дата <text:tab/>2018-06-2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15:17:18.202000000</meta:creation-date>
    <dc:date>2018-06-18T17:18:20.234000000</dc:date>
    <meta:editing-duration>P1DT1H48M4S</meta:editing-duration>
    <meta:editing-cycles>3</meta:editing-cycles>
    <meta:generator>LibreOffice/5.2.4.2$Windows_x86 LibreOffice_project/3d5603e1122f0f102b62521720ab13a38a4e0eb0</meta:generator>
    <meta:document-statistic meta:table-count="0" meta:image-count="0" meta:object-count="0" meta:page-count="1" meta:paragraph-count="12" meta:word-count="94" meta:character-count="805" meta:non-whitespace-character-count="717"/>
  </office:meta>
</office:document-meta>
</file>